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0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  <style:text-properties fo:color="#ff950e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</text:span><text:span text:style-name="T3">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</text:span><text:span text:style-name="T4">data model v 32</text:span></text:p>
            <text:p><text:span text:style-name="T4">Last updated : </text:span><text:span text:style-name="T4">2016-09-26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</text:span><text:span text:style-name="T4">data model v 6</text:span></text:p>
            <text:p><text:span text:style-name="T4">Last updated : </text:span><text:span text:style-name="T4">2016-09-26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2" draw:text-style-name="P20" draw:layer="layout" svg:width="3.542cm" svg:height="0.801cm" svg:x="32.812cm" svg:y="16.773cm">
          <draw:text-box>
            <text:p text:style-name="P19"><text:span text:style-name="T6">OFA_T_ACCOUNTS</text:span></text:p>
            <text:p text:style-name="P19"><text:span text:style-name="T6">OFA_T_RATES</text:span></text:p>
          </draw:text-box>
        </draw:fram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</text:span><text:span text:style-name="T4">Recurrent data </text:span><text:span text:style-name="T4">model v4</text:span></text:p>
            <text:p><text:span text:style-name="T4">Last updated : </text:span><text:span text:style-name="T4">2016-07-11</text:span></text:p>
          </draw:text-box>
        </draw:frame>
        <draw:custom-shape draw:style-name="gr46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42cm" svg:height="0.526cm" svg:x="19.0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3.578cm" svg:y1="11.171cm" svg:x2="14.212cm" svg:y2="11.171cm">
          <text:p/>
        </draw:line>
        <draw:line draw:style-name="gr50" draw:text-style-name="P9" draw:layer="layout" svg:x1="13.586cm" svg:y1="16.909cm" svg:x2="14.22cm" svg:y2="16.909cm">
          <text:p/>
        </draw:line>
        <draw:line draw:style-name="gr50" draw:text-style-name="P9" draw:layer="layout" svg:x1="13.572cm" svg:y1="16.928cm" svg:x2="13.579cm" svg:y2="1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9-26T20:58:15.862842703</dc:date>
    <meta:editing-duration>P34DT55M10S</meta:editing-duration>
    <meta:editing-cycles>220</meta:editing-cycles>
    <meta:generator>LibreOffice/5.1.5.2$Linux_X86_64 LibreOffice_project/10$Build-2</meta:generator>
    <meta:document-statistic meta:object-count="197"/>
  </office:meta>
</office:document-meta>
</file>